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P3" style:family="paragraph">
      <style:paragraph-properties fo:text-align="center"/>
      <style:text-properties fo:font-size="8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71cm" svg:height="0.67cm" svg:x="1.206cm" svg:y="1.189cm">
          <text:p text:style-name="P1"><text:span text:style-name="T1">makewn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595cm" svg:height="0.673cm" svg:x="5.93cm" svg:y="1.216cm">
          <text:p text:style-name="P1"><text:span text:style-name="T1">makesampl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277cm" svg:y1="1.524cm" svg:x2="5.93cm" svg:y2="1.552cm" draw:start-shape="id1" draw:start-glue-point="1" draw:end-shape="id2" draw:end-glue-point="3" svg:d="M5277 1524l653 28" svg:viewBox="0 0 654 29">
          <text:p/>
        </draw:connector>
        <draw:custom-shape draw:style-name="gr1" draw:text-style-name="P2" xml:id="id3" draw:id="id3" draw:layer="layout" svg:width="4.071cm" svg:height="0.67cm" svg:x="1.206cm" svg:y="2.089cm">
          <text:p text:style-name="P1"><text:span text:style-name="T1">makerad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595cm" svg:height="0.673cm" svg:x="5.93cm" svg:y="2.116cm">
          <text:p text:style-name="P1"><text:span text:style-name="T1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277cm" svg:y1="2.424cm" svg:x2="5.93cm" svg:y2="2.452cm" draw:start-shape="id3" draw:start-glue-point="1" draw:end-shape="id4" draw:end-glue-point="3" svg:d="M5277 2424l653 28" svg:viewBox="0 0 654 29">
          <text:p/>
        </draw:connector>
        <draw:custom-shape draw:style-name="gr1" draw:text-style-name="P2" xml:id="id5" draw:id="id5" draw:layer="layout" svg:width="4.071cm" svg:height="0.67cm" svg:x="1.206cm" svg:y="2.989cm">
          <text:p text:style-name="P1"><text:span text:style-name="T1">makei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4.595cm" svg:height="0.673cm" svg:x="5.93cm" svg:y="3.016cm">
          <text:p text:style-name="P1"><text:span text:style-name="T1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277cm" svg:y1="3.324cm" svg:x2="5.93cm" svg:y2="3.352cm" draw:start-shape="id5" draw:start-glue-point="1" draw:end-shape="id6" draw:end-glue-point="3" svg:d="M5277 3324l653 28" svg:viewBox="0 0 654 29">
          <text:p/>
        </draw:connector>
        <draw:custom-shape draw:style-name="gr1" draw:text-style-name="P2" xml:id="id7" draw:id="id7" draw:layer="layout" svg:width="4.071cm" svg:height="0.67cm" svg:x="1.206cm" svg:y="3.889cm">
          <text:p text:style-name="P1"><text:span text:style-name="T1">maketem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4.595cm" svg:height="0.673cm" svg:x="5.93cm" svg:y="3.916cm">
          <text:p text:style-name="P1"><text:span text:style-name="T1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277cm" svg:y1="4.224cm" svg:x2="5.93cm" svg:y2="4.252cm" draw:start-shape="id7" draw:start-glue-point="1" draw:end-shape="id8" draw:end-glue-point="3" svg:d="M5277 4224l653 28" svg:viewBox="0 0 654 29">
          <text:p/>
        </draw:connector>
        <draw:custom-shape draw:style-name="gr1" draw:text-style-name="P2" xml:id="id13" draw:id="id13" draw:layer="layout" svg:width="4.071cm" svg:height="0.67cm" svg:x="1.206cm" svg:y="4.789cm">
          <text:p text:style-name="P1"><text:span text:style-name="T1">sav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4.071cm" svg:height="0.67cm" svg:x="1.206cm" svg:y="5.689cm">
          <text:p text:style-name="P1"><text:span text:style-name="T1">rest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4.071cm" svg:height="0.67cm" svg:x="1.206cm" svg:y="6.589cm">
          <text:p text:style-name="P1"><text:span text:style-name="T1">out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4.595cm" svg:height="0.673cm" svg:x="5.93cm" svg:y="6.616cm">
          <text:p text:style-name="P1"><text:span text:style-name="T1">print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277cm" svg:y1="6.924cm" svg:x2="5.93cm" svg:y2="6.952cm" draw:start-shape="id9" draw:start-glue-point="1" draw:end-shape="id10" draw:end-glue-point="3" svg:d="M5277 6924l653 28" svg:viewBox="0 0 654 29">
          <text:p/>
        </draw:connector>
        <draw:custom-shape draw:style-name="gr1" draw:text-style-name="P2" xml:id="id14" draw:id="id14" draw:layer="layout" svg:width="4.595cm" svg:height="0.673cm" svg:x="5.93cm" svg:y="4.816cm">
          <text:p text:style-name="P1"><text:span text:style-name="T1">savesample_ar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4.595cm" svg:height="0.673cm" svg:x="5.93cm" svg:y="5.716cm">
          <text:p text:style-name="P1"><text:span text:style-name="T1">restsample_ar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277cm" svg:y1="6.024cm" svg:x2="5.93cm" svg:y2="6.052cm" draw:start-shape="id11" draw:start-glue-point="1" draw:end-shape="id12" draw:end-glue-point="3" svg:d="M5277 6024l653 28" svg:viewBox="0 0 654 29">
          <text:p/>
        </draw:connector>
        <draw:connector draw:style-name="gr2" draw:text-style-name="P1" draw:layer="layout" draw:type="line" svg:x1="5.277cm" svg:y1="5.124cm" svg:x2="5.93cm" svg:y2="5.152cm" draw:start-shape="id13" draw:start-glue-point="1" draw:end-shape="id14" draw:end-glue-point="3" svg:d="M5277 5124l653 28" svg:viewBox="0 0 654 29">
          <text:p/>
        </draw:connector>
        <draw:custom-shape draw:style-name="gr1" draw:text-style-name="P2" draw:layer="layout" svg:width="4.071cm" svg:height="0.67cm" svg:x="1.206cm" svg:y="7.489cm">
          <text:p text:style-name="P1"><text:span text:style-name="T1">freemem_s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071cm" svg:height="0.67cm" svg:x="1.206cm" svg:y="8.389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46:25.321932681</meta:creation-date>
    <dc:date>2015-07-08T14:07:26.963288141</dc:date>
    <meta:editing-duration>P0D</meta:editing-duration>
    <meta:editing-cycles>2</meta:editing-cycles>
    <meta:generator>LibreOffice/4.2.8.2$Linux_X86_64 LibreOffice_project/420m0$Build-2</meta:generator>
    <meta:document-statistic meta:object-count="23"/>
  </office:meta>
</office:document-meta>
</file>